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2" table:number-columns-repeated="1016" table:default-cell-style-name="ce4"/>
        <table:table-column table:style-name="co10" table:default-cell-style-name="ce4"/>
        <table:table-row table:style-name="ro3">
          <table:table-cell office:value-type="string">
            <text:p>Instrucciones</text:p>
          </table:table-cell>
          <table:table-cell office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quipo</text:p>
          </table:table-cell>
          <table:table-cell table:style-name="ce2" office:value-type="string">
            <text:p>Nombre</text:p>
          </table:table-cell>
          <table:table-cell table:style-name="ce2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ofesores 2016-17</text:p>
          </table:table-cell>
          <table:table-cell office:value-type="string">
            <text:p>Rubén Béjar</text:p>
          </table:table-cell>
          <table:table-cell table:number-columns-repeated="1022"/>
        </table:table-row>
        <table:table-row table:style-name="ro3">
          <table:table-cell office:value-type="string">
            <text:p>Profesores 2016-17</text:p>
          </table:table-cell>
          <table:table-cell office:value-type="string">
            <text:p>Javier Lacasta</text:p>
          </table:table-cell>
          <table:table-cell table:number-columns-repeated="1022"/>
        </table:table-row>
        <table:table-row table:style-name="ro3">
          <table:table-cell office:value-type="string">
            <text:p>Profesores 2016-17</text:p>
          </table:table-cell>
          <table:table-cell office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ary Allen Wikes</text:p>
          </table:table-cell>
          <table:table-cell office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ary Allen Wikes</text:p>
          </table:table-cell>
          <table:table-cell office:value-type="string">
            <text:p>Juan José Gómez Rodríguez (jjgr3496)</text:p>
          </table:table-cell>
          <table:table-cell table:number-columns-repeated="1022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Iván Santamaría (ivsm)</text:p>
          </table:table-cell>
          <table:table-cell table:number-columns-repeated="1022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Isak Edo Vivancos(Isakon12)</text:p>
          </table:table-cell>
          <table:table-cell table:number-columns-repeated="1022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Enrique Palacin (kikcillo)</text:p>
          </table:table-cell>
          <table:table-cell table:number-columns-repeated="1022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Miguel Crespo Castaño (xewir)</text:p>
          </table:table-cell>
          <table:table-cell table:number-columns-repeated="1022"/>
        </table:table-row>
        <table:table-row table:style-name="ro3">
          <table:table-cell office:value-type="string">
            <text:p>Mary Allen Wikes</text:p>
          </table:table-cell>
          <table:table-cell office:value-type="string">
            <text:p>David Fustero Palacios(fiusa8)</text:p>
          </table:table-cell>
          <table:table-cell table:number-columns-repeated="1022"/>
        </table:table-row>
        <table:table-row table:style-name="ro3">
          <table:table-cell office:value-type="string">
            <text:p>Margaret Hamilton</text:p>
          </table:table-cell>
          <table:table-cell office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Hector Ninian Herrmann Triviño (HNHerrmann)</text:p>
          </table:table-cell>
          <table:table-cell table:number-columns-repeated="1022"/>
        </table:table-row>
        <table:table-row table:style-name="ro3">
          <table:table-cell office:value-type="string">
            <text:p>Margaret Hamilton</text:p>
          </table:table-cell>
          <table:table-cell office:value-type="string">
            <text:p>Daniel Martinez Martinez</text:p>
          </table:table-cell>
          <table:table-cell table:number-columns-repeated="1022"/>
        </table:table-row>
        <table:table-row table:style-name="ro3">
          <table:table-cell office:value-type="string">
            <text:p>Barbara H. Liskov</text:p>
          </table:table-cell>
          <table:table-cell office:value-type="string">
            <text:p>Yolanda Sánchez Ariznavarreta</text:p>
          </table:table-cell>
          <table:table-cell table:number-columns-repeated="1022"/>
        </table:table-row>
        <table:table-row table:style-name="ro3">
          <table:table-cell office:value-type="string">
            <text:p>Barbara H. Liskov</text:p>
          </table:table-cell>
          <table:table-cell office:value-type="string">
            <text:p>Javier González Galindo (gonzakick)</text:p>
          </table:table-cell>
          <table:table-cell table:number-columns-repeated="1022"/>
        </table:table-row>
        <table:table-row table:style-name="ro3">
          <table:table-cell office:value-type="string">
            <text:p>Barbara H. Liskov</text:p>
          </table:table-cell>
          <table:table-cell office:value-type="string">
            <text:p>Pablo Luesia Lahoz (698387)</text:p>
          </table:table-cell>
          <table:table-cell table:number-columns-repeated="1022"/>
        </table:table-row>
        <table:table-row table:style-name="ro3">
          <table:table-cell office:value-type="string">
            <text:p>Barbara H. Liskov</text:p>
          </table:table-cell>
          <table:table-cell office:value-type="string">
            <text:p>Laura Oliva Maza (LauraOliva)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2/03/2017</text:date>, <text:time>13:2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3-02T13:10:56.169298663</meta:creation-date>
    <meta:editing-cycles>3</meta:editing-cycles>
    <meta:editing-duration>PT4M55S</meta:editing-duration>
    <dc:date>2017-03-02T13:26:44.92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